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0000000C2DC34E790A418FC3F.png" manifest:media-type="image/png"/>
  <manifest:file-entry manifest:full-path="Pictures/100000000000047100000164F5D8A22A3DFBF4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125" officeooo:paragraph-rsid="001c4161"/>
    </style:style>
    <style:style style:name="P2" style:family="paragraph" style:parent-style-name="Standard">
      <style:text-properties officeooo:rsid="0020894c" officeooo:paragraph-rsid="0020894c"/>
    </style:style>
    <style:style style:name="P3" style:family="paragraph" style:parent-style-name="Standard">
      <style:text-properties officeooo:rsid="0020cf54" officeooo:paragraph-rsid="0020cf54"/>
    </style:style>
    <style:style style:name="P4" style:family="paragraph" style:parent-style-name="Standard">
      <style:text-properties officeooo:rsid="001d5125" officeooo:paragraph-rsid="0020894c"/>
    </style:style>
    <style:style style:name="P5" style:family="paragraph" style:parent-style-name="Standard">
      <style:text-properties officeooo:rsid="00228eff" officeooo:paragraph-rsid="00228eff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28eff" officeooo:paragraph-rsid="00228ef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#eed5d5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#eed5d5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javascript:ST(4008,4009)" text:style-name="Internet_20_link" text:visited-style-name="Visited_20_Internet_20_Link"><text:span text:style-name="T12">ST-1224</text:span></text:a><text:a xlink:type="simple" xlink:href="javascript:ST(4008,4009)" text:style-name="Internet_20_link" text:visited-style-name="Visited_20_Internet_20_Link"><text:span text:style-name="T6">:SD_REM_RF92_02</text:span></text:a><text:span text:style-name="T6"> </text:span></text:p>
      <text:p text:style-name="P6"><text:span text:style-name="T6"/></text:p>
      <text:p text:style-name="P7"><text:span text:style-name="T6">R</text:span><text:span text:style-name="T7">emessa Criada</text:span></text:p>
      <text:p text:style-name="Standard"/>
      <text:p text:style-name="P4"><draw:frame draw:style-name="fr1" draw:name="Figura1" text:anchor-type="paragraph" svg:width="17cm" svg:height="5.322cm" draw:z-index="0"><draw:image xlink:href="Pictures/100000000000047100000164F5D8A22A3DFBF47A.png" xlink:type="simple" xlink:show="embed" xlink:actuate="onLoad"/></draw:frame></text:p>
      <text:p text:style-name="P5">Remessa Eliminada</text:p>
      <text:p text:style-name="P5"/>
      <text:p text:style-name="P4"><draw:frame draw:style-name="fr1" draw:name="Figura2" text:anchor-type="paragraph" svg:width="17cm" svg:height="4.683cm" draw:z-index="1"><draw:image xlink:href="Pictures/10000000000002C0000000C2DC34E790A418FC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5T14:46:23.116000000</dc:date>
    <meta:editing-duration>PT1H2M3S</meta:editing-duration>
    <meta:editing-cycles>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3" meta:word-count="5" meta:character-count="54" meta:non-whitespace-character-count="51"/>
  </office:meta>
</office:document-meta>
</file>